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16.113125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7.48770833333333cm"/>
    </style:style>
    <style:style style:name="co10" style:family="table-column">
      <style:table-column-properties fo:break-before="auto" style:column-width="8.28145833333333cm"/>
    </style:style>
    <style:style style:name="co11" style:family="table-column">
      <style:table-column-properties fo:break-before="auto" style:column-width="9.39270833333333cm"/>
    </style:style>
    <style:style style:name="co12" style:family="table-column">
      <style:table-column-properties fo:break-before="auto" style:column-width="5.52979166666667cm"/>
    </style:style>
    <style:style style:name="co13" style:family="table-column">
      <style:table-column-properties fo:break-before="auto" style:column-width="4.63020833333333cm"/>
    </style:style>
    <style:style style:name="co14" style:family="table-column">
      <style:table-column-properties fo:break-before="auto" style:column-width="12.7264583333333cm"/>
    </style:style>
    <style:style style:name="co15" style:family="table-column">
      <style:table-column-properties fo:break-before="auto" style:column-width="3.54541666666667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MON_BAS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2">
            <text:p>통신주소</text:p>
          </table:table-cell>
          <table:table-cell office:value-type="string" table:style-name="ce2">
            <text:p>파라미터</text:p>
            <text:p>타입</text:p>
          </table:table-cell>
          <table:table-cell office:value-type="string" table:style-name="ce2">
            <text:p>Parameter Name</text:p>
          </table:table-cell>
          <table:table-cell office:value-type="string" table:style-name="ce2">
            <text:p>Title Enum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t(@)</text:p>
            <text:p>Value</text:p>
          </table:table-cell>
          <table:table-cell office:value-type="string" table:style-name="ce2">
            <text:p>Data</text:p>
            <text:p>Scale</text:p>
          </table:table-cell>
          <table:table-cell office:value-type="string" table:style-name="ce2">
            <text:p>공장설정값</text:p>
          </table:table-cell>
          <table:table-cell office:value-type="string" table:style-name="ce2">
            <text:p>최대값</text:p>
          </table:table-cell>
          <table:table-cell office:value-type="string" table:style-name="ce2">
            <text:p>최소값</text:p>
          </table:table-cell>
          <table:table-cell office:value-type="string" table:style-name="ce2">
            <text:p>Source</text:p>
            <text:p>Depended</text:p>
          </table:table-cell>
          <table:table-cell office:value-type="string" table:style-name="ce2">
            <text:p>읽기 전용</text:p>
          </table:table-cell>
          <table:table-cell office:value-type="string" table:style-name="ce2">
            <text:p>운전 중</text:p>
            <text:p>변경금지</text:p>
          </table:table-cell>
          <table:table-cell office:value-type="string" table:style-name="ce2">
            <text:p>0 입력</text:p>
            <text:p>가능</text:p>
          </table:table-cell>
          <table:table-cell office:value-type="string" table:style-name="ce2">
            <text:p>그래픽</text:p>
            <text:p>모드</text:p>
          </table:table-cell>
          <table:table-cell office:value-type="string" table:style-name="ce2">
            <text:p>Form/Msg</text:p>
          </table:table-cell>
          <table:table-cell office:value-type="string" table:style-name="ce2">
            <text:p>단위</text:p>
          </table:table-cell>
          <table:table-cell office:value-type="string" table:style-name="ce2">
            <text:p>설명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maxinf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CAPACITY</text:p>
          </table:table-cell>
          <table:table-cell office:value-type="string" table:style-name="ce1">
            <text:p>T_InverterCapacity</text:p>
          </table:table-cell>
          <table:table-cell office:value-type="string" table:style-name="ce1">
            <text:p>Inverter Capacit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.75kW~ 375kW (iS7) 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INPUT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: 220V, 1: 400V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T_Version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x100: version 1.00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MDFREQ</text:p>
          </table:table-cell>
          <table:table-cell office:value-type="string" table:style-name="ce1">
            <text:p>T_CommandFrequency</text:p>
          </table:table-cell>
          <table:table-cell office:value-type="string" table:style-name="ce1">
            <text:p>Command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get 시 현재 설정된 소스 값 리턴, set 시 요청 소스의 값으로 설정, command frequency, rw, float-scale 0.0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ERATIONCMD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eration command, b[0:5]:rw, b[6:15]: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CCTIME</text:p>
          </table:table-cell>
          <table:table-cell office:value-type="string" table:style-name="ce1">
            <text:p>T_AccTime</text:p>
          </table:table-cell>
          <table:table-cell office:value-type="string" table:style-name="ce1">
            <text:p>Ac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rw, float-scale 0.1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ECTIME</text:p>
          </table:table-cell>
          <table:table-cell office:value-type="string" table:style-name="ce1">
            <text:p>T_DecTime</text:p>
          </table:table-cell>
          <table:table-cell office:value-type="string" table:style-name="ce1">
            <text:p>De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rw, float-scale 0.1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CURR</text:p>
          </table:table-cell>
          <table:table-cell office:value-type="string" table:style-name="ce1">
            <text:p>T_OutputCurrent</text:p>
          </table:table-cell>
          <table:table-cell office:value-type="string" table:style-name="ce1">
            <text:p>Output Curren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read-only, float-scale 0.1A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FREQ</text:p>
          </table:table-cell>
          <table:table-cell office:value-type="string" table:style-name="ce1">
            <text:p>T_OutputFreq</text:p>
          </table:table-cell>
          <table:table-cell office:value-type="string" table:style-name="ce1">
            <text:p>Output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read-only, float-scale 0.01hz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VOLT</text:p>
          </table:table-cell>
          <table:table-cell office:value-type="string" table:style-name="ce1">
            <text:p>T_OutputVoltage</text:p>
          </table:table-cell>
          <table:table-cell office:value-type="string" table:style-name="ce1">
            <text:p>Output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CLINKVOLT</text:p>
          </table:table-cell>
          <table:table-cell office:value-type="string" table:style-name="ce1">
            <text:p>T_DCLinkVoltage</text:p>
          </table:table-cell>
          <table:table-cell office:value-type="string" table:style-name="ce1">
            <text:p>DC Link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PUTPOWER</text:p>
          </table:table-cell>
          <table:table-cell office:value-type="string" table:style-name="ce1">
            <text:p>T_OutputPower</text:p>
          </table:table-cell>
          <table:table-cell office:value-type="string" table:style-name="ce1">
            <text:p>Output Power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KW</text:p>
          </table:table-cell>
          <table:table-cell office:value-type="string" table:style-name="ce1">
            <text:p>output-power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STATUS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tatus of Inverter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0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INFO</text:p>
          </table:table-cell>
          <table:table-cell office:value-type="string" table:style-name="ce1">
            <text:p>T_TripInfo</text:p>
          </table:table-cell>
          <table:table-cell office:value-type="string" table:style-name="ce1">
            <text:p>Trip Info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trip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INTERMI</text:p>
          </table:table-cell>
          <table:table-cell office:value-type="string" table:style-name="ce1">
            <text:p>T_DIStatus</text:p>
          </table:table-cell>
          <table:table-cell office:value-type="string" table:style-name="ce1">
            <text:p>Digital In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input terminal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OUTTERMI</text:p>
          </table:table-cell>
          <table:table-cell office:value-type="string" table:style-name="ce1">
            <text:p>T_DOStatus</text:p>
          </table:table-cell>
          <table:table-cell office:value-type="string" table:style-name="ce1">
            <text:p>Digital Out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output terminal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PUTA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analog input 1, scale 0.01 %, float-scale 0.0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PUTA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analog input 1, scale 0.01 %, float-scale 0.0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PUTA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1 input current, read-only, float-sale 0.0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TORROTSPEED</text:p>
          </table:table-cell>
          <table:table-cell office:value-type="string" table:style-name="ce1">
            <text:p>T_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motor rotation speed, rpm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ZORRPM</text:p>
          </table:table-cell>
          <table:table-cell office:value-type="string" table:style-name="ce1">
            <text:p>T_HzrpmSelect</text:p>
          </table:table-cell>
          <table:table-cell office:value-type="string" table:style-name="ce1">
            <text:p>Hz/rpm Selec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z or RPM selection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01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num of motor pole, read-onl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OMMON_EXT" table:style-name="ta1"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통신주소</text:p>
          </table:table-cell>
          <table:table-cell office:value-type="string" table:style-name="ce2">
            <text:p>파라미터</text:p>
            <text:p>타입</text:p>
          </table:table-cell>
          <table:table-cell office:value-type="string" table:style-name="ce2">
            <text:p>Parameter Name</text:p>
          </table:table-cell>
          <table:table-cell office:value-type="string" table:style-name="ce2">
            <text:p>Title Enum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t(@)</text:p>
            <text:p>Value</text:p>
          </table:table-cell>
          <table:table-cell office:value-type="string" table:style-name="ce2">
            <text:p>Data</text:p>
            <text:p>Scale</text:p>
          </table:table-cell>
          <table:table-cell office:value-type="string" table:style-name="ce2">
            <text:p>공장설정값</text:p>
          </table:table-cell>
          <table:table-cell office:value-type="string" table:style-name="ce2">
            <text:p>최대값</text:p>
          </table:table-cell>
          <table:table-cell office:value-type="string" table:style-name="ce2">
            <text:p>최소값</text:p>
          </table:table-cell>
          <table:table-cell office:value-type="string" table:style-name="ce2">
            <text:p>Source</text:p>
            <text:p>Depended</text:p>
          </table:table-cell>
          <table:table-cell office:value-type="string" table:style-name="ce2">
            <text:p>읽기 전용</text:p>
          </table:table-cell>
          <table:table-cell office:value-type="string" table:style-name="ce2">
            <text:p>운전 중</text:p>
            <text:p>변경금지</text:p>
          </table:table-cell>
          <table:table-cell office:value-type="string" table:style-name="ce2">
            <text:p>0 입력</text:p>
            <text:p>가능</text:p>
          </table:table-cell>
          <table:table-cell office:value-type="string" table:style-name="ce2">
            <text:p>그래픽</text:p>
            <text:p>모드</text:p>
          </table:table-cell>
          <table:table-cell office:value-type="string" table:style-name="ce2">
            <text:p>Form/Msg</text:p>
          </table:table-cell>
          <table:table-cell office:value-type="string" table:style-name="ce2">
            <text:p>단위</text:p>
          </table:table-cell>
          <table:table-cell office:value-type="string" table:style-name="ce2">
            <text:p>설명</text:p>
          </table:table-cell>
          <table:table-cell office:value-type="string" table:style-name="ce2">
            <text:p>Unsigned</text:p>
          </table:table-cell>
          <table:table-cell office:value-type="string" table:style-name="ce2">
            <text:p>maxinfo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DEL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S7 : 0x000Bh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CAPACITY_01</text:p>
          </table:table-cell>
          <table:table-cell office:value-type="string" table:style-name="ce1">
            <text:p>T_InverterCapacity</text:p>
          </table:table-cell>
          <table:table-cell office:value-type="string" table:style-name="ce1">
            <text:p>Inverter Capacit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0.75kW ~ <text:s/>185kW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INPUTVOLT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put volatag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VERSION_01</text:p>
          </table:table-cell>
          <table:table-cell office:value-type="string" table:style-name="ce1">
            <text:p>T_Version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/w vers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_HP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P 표기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STATUS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tatus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VOPERCMDSRCNFREQCMDSRC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verter operation command &amp; frequecency command sourc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EYPADVERSIO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keypad vers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EYPADTITLEVERSIO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keypad title vers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FREQ</text:p>
          </table:table-cell>
          <table:table-cell office:value-type="string" table:style-name="ce1">
            <text:p>T_CommandFrequency</text:p>
          </table:table-cell>
          <table:table-cell office:value-type="string" table:style-name="ce1">
            <text:p>Command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Target Frequenc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SPEED</text:p>
          </table:table-cell>
          <table:table-cell office:value-type="string" table:style-name="ce1">
            <text:p>T_CommandSpeed</text:p>
          </table:table-cell>
          <table:table-cell office:value-type="string" table:style-name="ce1">
            <text:p>Command 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Target Spee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TORQUE</text:p>
          </table:table-cell>
          <table:table-cell office:value-type="string" table:style-name="ce1">
            <text:p>T_CommandTorque</text:p>
          </table:table-cell>
          <table:table-cell office:value-type="string" table:style-name="ce1">
            <text:p>Command Torqu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Target Torque <text:s/>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ACCTIME</text:p>
          </table:table-cell>
          <table:table-cell office:value-type="string" table:style-name="ce1">
            <text:p>T_AccTime</text:p>
          </table:table-cell>
          <table:table-cell office:value-type="string" table:style-name="ce1">
            <text:p>Ac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Target Acc 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ARGETDECTIME</text:p>
          </table:table-cell>
          <table:table-cell office:value-type="string" table:style-name="ce1">
            <text:p>T_DecTime</text:p>
          </table:table-cell>
          <table:table-cell office:value-type="string" table:style-name="ce1">
            <text:p>De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Target Dec 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0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CINPUTVOLT</text:p>
          </table:table-cell>
          <table:table-cell office:value-type="string" table:style-name="ce1">
            <text:p>T_ACInputVolt</text:p>
          </table:table-cell>
          <table:table-cell office:value-type="string" table:style-name="ce1">
            <text:p>AC Input Vol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AC Input Vol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CURR_01</text:p>
          </table:table-cell>
          <table:table-cell office:value-type="string" table:style-name="ce1">
            <text:p>T_OutputCurrent</text:p>
          </table:table-cell>
          <table:table-cell office:value-type="string" table:style-name="ce1">
            <text:p>Output Curren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sacle 0.1A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FREQ_01</text:p>
          </table:table-cell>
          <table:table-cell office:value-type="string" table:style-name="ce1">
            <text:p>T_OutputFreq</text:p>
          </table:table-cell>
          <table:table-cell office:value-type="string" table:style-name="ce1">
            <text:p>Output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scale 0.01hz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RPM</text:p>
          </table:table-cell>
          <table:table-cell office:value-type="string" table:style-name="ce1">
            <text:p>T_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output RPM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OTORFEEDBACKSPEED</text:p>
          </table:table-cell>
          <table:table-cell office:value-type="string" table:style-name="ce1">
            <text:p>T_SpeedFdb</text:p>
          </table:table-cell>
          <table:table-cell office:value-type="string" table:style-name="ce1">
            <text:p>Speed 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Feedback speed of moto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VOLT_01</text:p>
          </table:table-cell>
          <table:table-cell office:value-type="string" table:style-name="ce1">
            <text:p>T_OutputVoltage</text:p>
          </table:table-cell>
          <table:table-cell office:value-type="string" table:style-name="ce1">
            <text:p>Output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table:style-name="ce1"/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CLINKVOLT_01</text:p>
          </table:table-cell>
          <table:table-cell office:value-type="string" table:style-name="ce1">
            <text:p>T_DCLinkVoltage</text:p>
          </table:table-cell>
          <table:table-cell office:value-type="string" table:style-name="ce1">
            <text:p>DC Link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table:style-name="ce1"/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PUTPOWER_01</text:p>
          </table:table-cell>
          <table:table-cell office:value-type="string" table:style-name="ce1">
            <text:p>T_OutputPower</text:p>
          </table:table-cell>
          <table:table-cell office:value-type="string" table:style-name="ce1">
            <text:p>Output Power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KW</text:p>
          </table:table-cell>
          <table:table-cell office:value-type="string" table:style-name="ce1">
            <text:p>scale 0.1kW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UTPUTTORQUE</text:p>
          </table:table-cell>
          <table:table-cell office:value-type="string" table:style-name="ce1">
            <text:p>T_Torque</text:p>
          </table:table-cell>
          <table:table-cell office:value-type="string" table:style-name="ce1">
            <text:p>Torqu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IDREFERENCE</text:p>
          </table:table-cell>
          <table:table-cell office:value-type="string" table:style-name="ce1">
            <text:p>T_PIDRefValue</text:p>
          </table:table-cell>
          <table:table-cell office:value-type="string" table:style-name="ce1">
            <text:p>PPID Referen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PID referece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IDFEEDBACK</text:p>
          </table:table-cell>
          <table:table-cell office:value-type="string" table:style-name="ce1">
            <text:p>T_PIDFdbValue</text:p>
          </table:table-cell>
          <table:table-cell office:value-type="string" table:style-name="ce1">
            <text:p>PPID 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PID feedback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IRST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he number of poles of the first mo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COND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he number of poles of the second mo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ECTEDMOTORPOLE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he number of poles of selected mo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1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ZORRPM_01</text:p>
          </table:table-cell>
          <table:table-cell office:value-type="string" table:style-name="ce1">
            <text:p>T_HzrpmSelect</text:p>
          </table:table-cell>
          <table:table-cell office:value-type="string" table:style-name="ce1">
            <text:p>Hz/rpm Selec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z or RPM selecti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TERMIDI</text:p>
          </table:table-cell>
          <table:table-cell office:value-type="string" table:style-name="ce1">
            <text:p>T_DIStatus</text:p>
          </table:table-cell>
          <table:table-cell office:value-type="string" table:style-name="ce1">
            <text:p>Digital In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digital in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TERMIDO</text:p>
          </table:table-cell>
          <table:table-cell office:value-type="string" table:style-name="ce1">
            <text:p>T_DOStatus</text:p>
          </table:table-cell>
          <table:table-cell office:value-type="string" table:style-name="ce1">
            <text:p>Digital Out Statu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digital out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VIRTUALTERMID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virtual digital in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VIRTUALTERMID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rm of virtual digital Output termina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1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1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2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2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3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3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I4</text:p>
          </table:table-cell>
          <table:table-cell office:value-type="string" table:style-name="ce1">
            <text:p>T_AnalogInnn</text:p>
          </table:table-cell>
          <table:table-cell office:value-type="string" table:style-name="ce1">
            <text:p>Analog Input 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input 4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1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1 Monitor</text:p>
          </table:table-cell>
          <table:table-cell office:value-type="string" table:style-name="ce1">
            <text:p>1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1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2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2 Monitor</text:p>
          </table:table-cell>
          <table:table-cell office:value-type="string" table:style-name="ce1">
            <text:p>2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2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3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3 Monitor</text:p>
          </table:table-cell>
          <table:table-cell office:value-type="string" table:style-name="ce1">
            <text:p>3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3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AO4</text:p>
          </table:table-cell>
          <table:table-cell office:value-type="string" table:style-name="ce1">
            <text:p>T_AOnMonitor</text:p>
          </table:table-cell>
          <table:table-cell office:value-type="string" table:style-name="ce1">
            <text:p>AO4 Monitor</text:p>
          </table:table-cell>
          <table:table-cell office:value-type="string" table:style-name="ce1">
            <text:p>4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analog output 4, scale 0.01 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_Temperat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TEMP_C</text:p>
          </table:table-cell>
          <table:table-cell office:value-type="string" table:style-name="ce1">
            <text:p>temperature scale 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KWHOU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KWH</text:p>
          </table:table-cell>
          <table:table-cell office:value-type="string" table:style-name="ce1">
            <text:p>kWhour <text:s/>scale 0.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2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MWHOU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WH</text:p>
          </table:table-cell>
          <table:table-cell office:value-type="string" table:style-name="ce1">
            <text:p>MWhour scale 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LATCH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rip info of latch type-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LATCH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rip info of latch type-2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LEVEL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Trip info of level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HWTRIP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 of H/W diagnosis 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FOWAR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fo of warning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PID_OUTPU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PID Out, 0.1%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PID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PID referece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3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PID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PID feedback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NTIMEDA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DAY</text:p>
          </table:table-cell>
          <table:table-cell office:value-type="string" table:style-name="ce1">
            <text:p>Days of living time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NTIMEMI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IN</text:p>
          </table:table-cell>
          <table:table-cell office:value-type="float" office:value="0" table:formula="of:=COM.MICROSOFT.SINGLE($$Minutes!$$of!$$living!$$time!$$of!$$Inverter) -COM.MICROSOFT.SINGLE( $$ONTIMEDAY)*24*60" table:style-name="ce1">
            <text:p>#NAME?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UNTIMEDA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DAY</text:p>
          </table:table-cell>
          <table:table-cell office:value-type="string" table:style-name="ce1">
            <text:p>Days of total operating time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UNTIMEMI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IN</text:p>
          </table:table-cell>
          <table:table-cell office:value-type="float" office:value="0" table:formula="of:=COM.MICROSOFT.SINGLE($$Minutes!$$of!$$total!$$operating!$$time!$$of!$$Inverter) -COM.MICROSOFT.SINGLE( $$RUNTIMEDAY)*24*60" table:style-name="ce1">
            <text:p>#NAME?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ANTIMEDA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DAY</text:p>
          </table:table-cell>
          <table:table-cell office:value-type="string" table:style-name="ce1">
            <text:p>Days of total FAN operating time of Inver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ANTIMEMI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MIN</text:p>
          </table:table-cell>
          <table:table-cell office:value-type="float" office:value="0" table:formula="of:=COM.MICROSOFT.SINGLE($$Minutes!$$of!$$total!$$FAN!$$operating!$$time!$$of!$$Inverter) -COM.MICROSOFT.SINGLE( $$FANTIMEDAY)*24*60" table:style-name="ce1">
            <text:p>#NAME?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TION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TION 1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TION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TION 2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4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PTION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OPTION 3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_OUTPU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1 Out, 0.1%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REFERENC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1 Reference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FEEDBACK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1 Feedback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1 referece unit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1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1 feedback unit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_OUTPU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2 Out, 0.1%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REFERENC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2 Reference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FEEDBACK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EPID2 Feedback perc,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2 referece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5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PID2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EPID2 feedback, scal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X_CMDFREQ</text:p>
          </table:table-cell>
          <table:table-cell office:value-type="string" table:style-name="ce1">
            <text:p>T_CommandFrequency</text:p>
          </table:table-cell>
          <table:table-cell office:value-type="string" table:style-name="ce1">
            <text:p>Command Frequency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set command frequence, scale 0.01Hz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CMDRPM</text:p>
          </table:table-cell>
          <table:table-cell office:value-type="string" table:style-name="ce1">
            <text:p>T_CommandSpeed</text:p>
          </table:table-cell>
          <table:table-cell office:value-type="string" table:style-name="ce1">
            <text:p>Command Speed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9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RPM</text:p>
          </table:table-cell>
          <table:table-cell office:value-type="string" table:style-name="ce1">
            <text:p>set command RPM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EX_OPERATIONCMD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operation comman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ACCTIME</text:p>
          </table:table-cell>
          <table:table-cell office:value-type="string" table:style-name="ce1">
            <text:p>T_AccTime</text:p>
          </table:table-cell>
          <table:table-cell office:value-type="string" table:style-name="ce1">
            <text:p>Ac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set Acc Time,scale 0.1 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DECTIME</text:p>
          </table:table-cell>
          <table:table-cell office:value-type="string" table:style-name="ce1">
            <text:p>T_DecTime</text:p>
          </table:table-cell>
          <table:table-cell office:value-type="string" table:style-name="ce1">
            <text:p>Dec Tim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SEC</text:p>
          </table:table-cell>
          <table:table-cell office:value-type="string" table:style-name="ce1">
            <text:p>set Dec Time,scale 0.1 se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VIRTUALD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control virtual DI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DIGI_OUT_CONS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control DO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REFERENCE_PERC</text:p>
          </table:table-cell>
          <table:table-cell office:value-type="string" table:style-name="ce1">
            <text:p>T_PIDRefValue</text:p>
          </table:table-cell>
          <table:table-cell office:value-type="string" table:style-name="ce1">
            <text:p>PPID Referen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-1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PID reference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FEEDBACK_PERC</text:p>
          </table:table-cell>
          <table:table-cell office:value-type="string" table:style-name="ce1">
            <text:p>T_PIDFdbValue</text:p>
          </table:table-cell>
          <table:table-cell office:value-type="string" table:style-name="ce1">
            <text:p>PPID 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</text:p>
          </table:table-cell>
          <table:table-cell office:value-type="string" table:style-name="ce1">
            <text:p>-1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PID feedback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TOR_RATE_CURR</text:p>
          </table:table-cell>
          <table:table-cell office:value-type="string" table:style-name="ce1">
            <text:p>T_RatedCurrent</text:p>
          </table:table-cell>
          <table:table-cell office:value-type="string" table:style-name="ce1">
            <text:p>Rated Curren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set 전동기 정격 전류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TOR_RATE_VOLT</text:p>
          </table:table-cell>
          <table:table-cell office:value-type="string" table:style-name="ce1">
            <text:p>T_RatedVoltage</text:p>
          </table:table-cell>
          <table:table-cell office:value-type="string" table:style-name="ce1">
            <text:p>Rated Voltag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set 전동기 정격 전압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FWD_FREQ_LMT</text:p>
          </table:table-cell>
          <table:table-cell office:value-type="string" table:style-name="ce1">
            <text:p>T_TrqFwdSpdLmtHz</text:p>
          </table:table-cell>
          <table:table-cell office:value-type="string" table:style-name="ce1">
            <text:p>TrqMode FwdFreq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정방향 속도 리미트 (HZ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REV_FREQ_LMT</text:p>
          </table:table-cell>
          <table:table-cell office:value-type="string" table:style-name="ce1">
            <text:p>T_TrqRevSpdLmtHz</text:p>
          </table:table-cell>
          <table:table-cell office:value-type="string" table:style-name="ce1">
            <text:p>TrqMode RevFreq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역방향 속도 리미트 (HZ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REFERENCE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PID reference, scale Uni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8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PIDFEEDBACK_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PID feedback, scale Uni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TORQUEREF</text:p>
          </table:table-cell>
          <table:table-cell office:value-type="string" table:style-name="ce1">
            <text:p>T_CommandTorque</text:p>
          </table:table-cell>
          <table:table-cell office:value-type="string" table:style-name="ce1">
            <text:p>Command Torqu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000</text:p>
          </table:table-cell>
          <table:table-cell office:value-type="string" table:style-name="ce1">
            <text:p>-3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TorqueRef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FWDPOSTORQUELIMIT</text:p>
          </table:table-cell>
          <table:table-cell office:value-type="string" table:style-name="ce1">
            <text:p>T_FwdpTorqueLimit</text:p>
          </table:table-cell>
          <table:table-cell office:value-type="string" table:style-name="ce1">
            <text:p>Fwd +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정방향 운전 시 정방향 토크 제한율, 구동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FWDNEGTORQUELIMIT</text:p>
          </table:table-cell>
          <table:table-cell office:value-type="string" table:style-name="ce1">
            <text:p>T_FwdmTorqueLimit</text:p>
          </table:table-cell>
          <table:table-cell office:value-type="string" table:style-name="ce1">
            <text:p>Fwd -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정방향 운전 시 역방향 토크 제한율, 발전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REVPOSTORQUELIMIT</text:p>
          </table:table-cell>
          <table:table-cell office:value-type="string" table:style-name="ce1">
            <text:p>T_RevpTorqueLimit</text:p>
          </table:table-cell>
          <table:table-cell office:value-type="string" table:style-name="ce1">
            <text:p>Rev +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역방향 운전 시 정방향 토크 제한율, 발전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REVNEGTORQUELIMIT</text:p>
          </table:table-cell>
          <table:table-cell office:value-type="string" table:style-name="ce1">
            <text:p>T_RevmTorqueLimit</text:p>
          </table:table-cell>
          <table:table-cell office:value-type="string" table:style-name="ce1">
            <text:p>Rev -Torque Limi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역방향 운전 시 역방향 토크 제한율, 구동 토크 제한, scale 0.1%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TORQUEBIAS</text:p>
          </table:table-cell>
          <table:table-cell office:value-type="string" table:style-name="ce1">
            <text:p>T_TorqueBias</text:p>
          </table:table-cell>
          <table:table-cell office:value-type="string" table:style-name="ce1">
            <text:p>Torque Bias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00</text:p>
          </table:table-cell>
          <table:table-cell office:value-type="string" table:style-name="ce1">
            <text:p>-12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Torque Bias , scale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FWD_SPD_LMT</text:p>
          </table:table-cell>
          <table:table-cell office:value-type="string" table:style-name="ce1">
            <text:p>T_TrqFwdSpdLmtRpm</text:p>
          </table:table-cell>
          <table:table-cell office:value-type="string" table:style-name="ce1">
            <text:p>TrqMode Fwd Spd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정방향 속도 리미트 (rpm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TRQ_CTRL_REV_SPD_LMT</text:p>
          </table:table-cell>
          <table:table-cell office:value-type="string" table:style-name="ce1">
            <text:p>T_TrqRevSpdLmtRpm</text:p>
          </table:table-cell>
          <table:table-cell office:value-type="string" table:style-name="ce1">
            <text:p>TrqMode Rev SpdLmt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토크제어 모드에서 역방향 속도 리미트 (rpm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ANYTIMEPARA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selected in anytime parameter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LINE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-01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LINE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-02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9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LINE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-03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REF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1 Reference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FDB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1 Feedback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REF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1 reference unit,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1FDB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1 feedback unit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REF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2 Reference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FDB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-1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Set EPID2 Feedback Perc, 0.1%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REF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2 reference unit,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A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PID2FDBUNI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5535</text:p>
          </table:table-cell>
          <table:table-cell office:value-type="string" table:style-name="ce1">
            <text:p>-6553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EPID2 feedback unit, scal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1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2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3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4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4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5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5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2LINE_06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mon2-06 lin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GAUG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gauge m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B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ONACC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t item(frequence,voltage,curr,etc) which is printed in accum mon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C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EBMAINSPEEDREF</text:p>
          </table:table-cell>
          <table:table-cell office:value-type="string" table:style-name="ce1">
            <text:p>T_MainSpeedRef</text:p>
          </table:table-cell>
          <table:table-cell office:value-type="string" table:style-name="ce1">
            <text:p>Main Speed Ref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Web Main Speed Referenc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C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EBPIDREF</text:p>
          </table:table-cell>
          <table:table-cell office:value-type="string" table:style-name="ce1">
            <text:p>T_Referenc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0000</text:p>
          </table:table-cell>
          <table:table-cell office:value-type="string" table:style-name="ce1">
            <text:p>-3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Web PID Referenc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C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EBPIDFEEDBACK</text:p>
          </table:table-cell>
          <table:table-cell office:value-type="string" table:style-name="ce1">
            <text:p>T_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0000</text:p>
          </table:table-cell>
          <table:table-cell office:value-type="string" table:style-name="ce1">
            <text:p>-3000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PERCENT</text:p>
          </table:table-cell>
          <table:table-cell office:value-type="string" table:style-name="ce1">
            <text:p>Web PID Feedback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AVE_PARA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ave parame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MONITOR_MOD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initialize monitor mod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USER_DEFINED_PARA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사용자 정의 그룹의 파라미터 초기화 ( 0x0000: None, 0x0001: All: Group 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PRINT_CHANGED_PARA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print on or not that changed paramete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MACRO_ITE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macro item (1:Base, 2: 3Wire 3: Updown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EL_TRIP_HISTOR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트립 히스토리 삭제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EL_FAVORITE_COD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사용자 등록 코드 삭제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DE_PARAM_MOD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Hide parameter mod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LOCK_PARAM_MODIFY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99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Lock parameter modify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T_EASY_STAR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파라미터 간편 설정 ( 0: No 1: Yes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POWER_CONSUMPTION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사용 전력량 초기화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INV_OPERATION_TIM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인버터 운전 <text:s/>누적시간 초기화 (Run/On Time)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x03E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NIT_FAN_OPERATION_TIM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인버터 냉각팬 누적 운전시간 초기화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number-rows-repeated="1048445" table:style-name="ro1">
          <table:table-cell table:number-columns-repeated="16384"/>
        </table:table-row>
      </table:table>
      <table:table table:name="COMMON_TRIP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통신주소</text:p>
          </table:table-cell>
          <table:table-cell office:value-type="string" table:style-name="ce2">
            <text:p>파라미터</text:p>
            <text:p>타입</text:p>
          </table:table-cell>
          <table:table-cell office:value-type="string" table:style-name="ce2">
            <text:p>Parameter Name</text:p>
          </table:table-cell>
          <table:table-cell office:value-type="string" table:style-name="ce2">
            <text:p>Title Enum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At(@)</text:p>
            <text:p>Value</text:p>
          </table:table-cell>
          <table:table-cell office:value-type="string" table:style-name="ce2">
            <text:p>Data</text:p>
            <text:p>Scale</text:p>
          </table:table-cell>
          <table:table-cell office:value-type="string" table:style-name="ce2">
            <text:p>공장설정값</text:p>
          </table:table-cell>
          <table:table-cell office:value-type="string" table:style-name="ce2">
            <text:p>최대값</text:p>
          </table:table-cell>
          <table:table-cell office:value-type="string" table:style-name="ce2">
            <text:p>최소값</text:p>
          </table:table-cell>
          <table:table-cell office:value-type="string" table:style-name="ce2">
            <text:p>Source</text:p>
            <text:p>Depended</text:p>
          </table:table-cell>
          <table:table-cell office:value-type="string" table:style-name="ce2">
            <text:p>읽기 전용</text:p>
          </table:table-cell>
          <table:table-cell office:value-type="string" table:style-name="ce2">
            <text:p>운전 중</text:p>
            <text:p>변경금지</text:p>
          </table:table-cell>
          <table:table-cell office:value-type="string" table:style-name="ce2">
            <text:p>0 입력</text:p>
            <text:p>가능</text:p>
          </table:table-cell>
          <table:table-cell office:value-type="string" table:style-name="ce2">
            <text:p>그래픽</text:p>
            <text:p>모드</text:p>
          </table:table-cell>
          <table:table-cell office:value-type="string" table:style-name="ce2">
            <text:p>Form/Msg</text:p>
          </table:table-cell>
          <table:table-cell office:value-type="string" table:style-name="ce2">
            <text:p>단위</text:p>
          </table:table-cell>
          <table:table-cell office:value-type="string" table:style-name="ce2">
            <text:p>설명</text:p>
          </table:table-cell>
          <table:table-cell office:value-type="string" table:style-name="ce2">
            <text:p>Unsigned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1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2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3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4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4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5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5 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OUTFRE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의 out frequency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OUTCUR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의 out current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INV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inverter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DCLINK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DC link voltag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DI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DI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DO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DO on trip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PWR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power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PWR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power-on time 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RUN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run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RUN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run-on time <text:s/>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0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SERVED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옵션에서 통신으로 Multi로 읽어가는 경우를 위해서 예약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TRIPLOGTEMPE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트립 직전 temperature</text:p>
          </table:table-cell>
          <table:table-cell office:value-type="string" table:style-name="ce1">
            <text:p>fals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갯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1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1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2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2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3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3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4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4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1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TRIP_05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트립의 5 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WARN_0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경보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CURRWARN_01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경보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OUTFRE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현재 발생한 경보의 out frequency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OUTCUR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현재 발생한 경보의 out current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INV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inverter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DCLINK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현재 발생한 경보의 DC link voltag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DI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DI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DO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DO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PWR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power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PWR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power-on time 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RUN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run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RUN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발생한 경보의 run-on time (High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SERVED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옵션에서 통신으로 Multi로 읽어가는 경우를 위해서 예약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2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WARNLOGTEMPE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TEMP_C</text:p>
          </table:table-cell>
          <table:table-cell office:value-type="string" table:style-name="ce1">
            <text:p>현재 발생한 경보의 temperature</text:p>
          </table:table-cell>
          <table:table-cell office:value-type="string" table:style-name="ce1">
            <text:p>fals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AVEDHISTORYNUM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현재 기록된 Trip History 갯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ID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선택할 HIstory ID(1~5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1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1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2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2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3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4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4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5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5번째 트립 종류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OUTFRE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2</text:p>
          </table:table-cell>
          <table:table-cell office:value-type="string" table:style-name="ce1">
            <text:p>U_HZ</text:p>
          </table:table-cell>
          <table:table-cell office:value-type="string" table:style-name="ce1">
            <text:p>SELHISTORYIID로 선택된 트립 히스토리의 out frequency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8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RPOUTCUR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1</text:p>
          </table:table-cell>
          <table:table-cell office:value-type="string" table:style-name="ce1">
            <text:p>U_A</text:p>
          </table:table-cell>
          <table:table-cell office:value-type="string" table:style-name="ce1">
            <text:p>SELHISTORYIID로 선택된 트립 히스토리의 out current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9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INV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inverter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DCLINKVOLT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V</text:p>
          </table:table-cell>
          <table:table-cell office:value-type="string" table:style-name="ce1">
            <text:p>SELHISTORYIID로 선택된 트립 히스토리의 DC link voltag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B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DI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DI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C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DOSTATE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DO state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PWR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power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PWR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power-on time (Hi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3F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RUNONTIME_LO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run-on time (Low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0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RUNONTIME_HI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run-on time (Hi wor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1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SERVED3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NONE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옵션에서 통신으로 Multi로 읽어가는 경우를 위해서 예약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2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SELHISTORYTRIPTEMPER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SIG0</text:p>
          </table:table-cell>
          <table:table-cell office:value-type="string" table:style-name="ce1">
            <text:p>U_TEMP_C</text:p>
          </table:table-cell>
          <table:table-cell office:value-type="string" table:style-name="ce1">
            <text:p>SELHISTORYIID로 선택된 트립 히스토리의 temperature</text:p>
          </table:table-cell>
          <table:table-cell office:value-type="string" table:style-name="ce1">
            <text:p>fals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3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1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1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4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2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2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5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3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3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6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4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4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0x0447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HISTORYID5_SSQ</text:p>
          </table:table-cell>
          <table:table-cell office:value-type="string" table:style-name="ce1">
            <text:p>T_Language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0xFFFF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_DEC0</text:p>
          </table:table-cell>
          <table:table-cell office:value-type="string" table:style-name="ce1">
            <text:p>U_NONE</text:p>
          </table:table-cell>
          <table:table-cell office:value-type="string" table:style-name="ce1">
            <text:p>SELHISTORYIID로 선택된 트립 히스토리의 5번째 트립 종류 (SSQ 에서 기술 문서 링크접속을 위한 ID)</text:p>
          </table:table-cell>
          <table:table-cell office:value-type="string" table:style-name="ce1">
            <text:p>true</text:p>
          </table:table-cell>
          <table:table-cell table:number-columns-repeated="16365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1</meta:generator>
    <meta:initial-creator>openpyxl</meta:initial-creator>
    <dc:creator>Microsoft Office User</dc:creator>
    <meta:creation-date>2025-02-28T02:02:01Z</meta:creation-date>
    <dc:date>2025-03-29T12:43:32Z</dc:date>
  </office:meta>
</office:document-meta>
</file>